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ры злоумышленников и вредоносных программ в компьютерных сетях</text:p>
      <text:p text:style-name="P3"/>
      <text:p text:style-name="P3"><text:tab/><text:span text:style-name="T1">Cisco выделяет следующие типы компьютерных преступников:</text:span></text:p>
      <text:p text:style-name="P2"><text:tab/>1. Hackers (хакеры) -- наиболее общий термин, но характерной чертой является наличие знаний в области компьютерных технологий.</text:p>
      <text:p text:style-name="P2"><text:tab/>2. Black Hats -- злоумышленники, которые могут и не обладать больши'ми</text:p>
      <text:p text:style-name="P2">знаниями</text:p>
      <text:p text:style-name="P2"><text:tab/>3. White Hats -- выполняют несанкционированные атаки, но из благих</text:p>
      <text:p text:style-name="P2">побуждений (например, сообщают администратору об обнаруженных проблемах).</text:p>
      <text:p text:style-name="P2"><text:tab/>4. Crackers (взломщики) -- специализируются на взломе защиты КС, или ПО, или еще чего-либо.</text:p>
      <text:p text:style-name="P2"><text:tab/>5. Spammers -- массово рассылают электронную почту.</text:p>
      <text:p text:style-name="P2"><text:tab/>6. War Drivers -- путешествуют в поисках «халявы» (обычно незащищенных беспроводных сетей).</text:p>
      <text:p text:style-name="P2"><text:tab/>7. Phishers (от phone fishers) -- пытаются под различными предлогами</text:p>
      <text:p text:style-name="P2">«выудить» конфиденциальную информацию.</text:p>
      <text:p text:style-name="P2"><text:tab/>8. Phreakers (от phone freakers) -- используют особенности телефонных сетей для совершения преступлений.</text:p>
      <text:p text:style-name="P2"><text:tab/>Cisco выделяет три типа вредоносных программ:</text:p>
      <text:p text:style-name="P2"><text:tab/>1. Viruses (вирусы) -- наиболее общий термин, но характерной чертой является распространение с помощью внедрения вредоносного кода в пользовательские программы.</text:p>
      <text:p text:style-name="P2"><text:tab/>2. Worms (черви) -- характерной чертой является самостоятельное</text:p>
      <text:p text:style-name="P2">распространение посредством СПД, протекающее в три фазы: поиск или создание известных вирусу заранее уязвимостей (enabling vulnerability), внедрение путем копирования через сеть (penetration), вредоносное проявление (payload).</text:p>
      <text:p text:style-name="P2"><text:tab/>3. Trojan horses (троянские кони) -- характерной чертой является маскировка под «безобидные» программ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49:15.488446762</meta:creation-date>
    <dc:date>2023-05-13T15:51:38.937456320</dc:date>
    <meta:editing-duration>PT2M24S</meta:editing-duration>
    <meta:editing-cycles>1</meta:editing-cycles>
    <meta:document-statistic meta:table-count="0" meta:image-count="0" meta:object-count="0" meta:page-count="1" meta:paragraph-count="18" meta:word-count="191" meta:character-count="1519" meta:non-whitespace-character-count="1333"/>
    <meta:generator>LibreOffice/7.3.7.2$Linux_X86_64 LibreOffice_project/30$Build-2</meta:generator>
  </office:meta>
</office:document-meta>
</file>